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3.183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9.148cm" fo:min-width="3.18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3.564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/>
    </style:style>
    <style:style style:name="gr6" style:family="graphic" style:parent-style-name="objectwithoutfill">
      <style:graphic-properties draw:fill="none"/>
    </style:style>
    <style:style style:name="gr7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2.413cm" svg:x="1.381cm" svg:y="1.762cm">
          <text:p text:style-name="P1">Hell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9.398cm" svg:x="1.381cm" svg:y="6.08cm">
          <text:p text:style-name="P1">Task Lis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286cm" svg:x="7.35cm" svg:y="6.334cm">
          <text:p text:style-name="P1">View/Edit Tas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286cm" svg:x="7.35cm" svg:y="9.255cm">
          <text:p text:style-name="P1">Roll D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286cm" svg:x="12.557cm" svg:y="1.762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286cm" svg:x="7.477cm" svg:y="1.762cm">
          <text:p text:style-name="P1">Hel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2.286cm" svg:x="7.35cm" svg:y="12.176cm">
          <text:p text:style-name="P1">Histor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4.175cm" svg:x2="3.159cm" svg:y2="6.08cm">
          <text:p/>
        </draw:line>
        <draw:line draw:style-name="gr4" draw:text-style-name="P3" draw:layer="layout" svg:x1="5.064cm" svg:y1="7.477cm" svg:x2="7.35cm" svg:y2="7.477cm">
          <text:p/>
        </draw:line>
        <draw:line draw:style-name="gr4" draw:text-style-name="P3" draw:layer="layout" svg:x1="5.064cm" svg:y1="10.398cm" svg:x2="7.35cm" svg:y2="10.398cm">
          <text:p/>
        </draw:line>
        <draw:line draw:style-name="gr4" draw:text-style-name="P3" draw:layer="layout" svg:x1="5.064cm" svg:y1="13.446cm" svg:x2="7.35cm" svg:y2="13.446cm">
          <text:p/>
        </draw:line>
        <draw:custom-shape draw:style-name="gr3" draw:text-style-name="P2" draw:layer="layout" svg:width="4.064cm" svg:height="2.286cm" svg:x="1.254cm" svg:y="17.383cm">
          <text:p text:style-name="P1">Goodby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15.478cm" svg:x2="3.159cm" svg:y2="17.383cm">
          <text:p/>
        </draw:line>
        <draw:frame draw:style-name="gr5" draw:text-style-name="P4" draw:layer="layout" svg:width="9.525cm" svg:height="1.778cm" svg:x="7.35cm" svg:y="17.256cm">
          <draw:text-box>
            <text:p>Active Procrastinator – Screens</text:p>
            <text:p><text:s text:c="24"/></text:p>
            <text:p>Danny 2018-02-26</text:p>
          </draw:text-box>
        </draw:frame>
        <draw:line draw:style-name="gr4" draw:text-style-name="P3" draw:layer="layout" svg:x1="13.192cm" svg:y1="7.35cm" svg:x2="11.414cm" svg:y2="7.35cm">
          <text:p/>
        </draw:line>
        <draw:line draw:style-name="gr6" draw:text-style-name="P3" draw:layer="layout" svg:x1="13.192cm" svg:y1="7.35cm" svg:x2="13.192cm" svg:y2="13.319cm">
          <text:p/>
        </draw:line>
        <draw:line draw:style-name="gr6" draw:text-style-name="P3" draw:layer="layout" svg:x1="11.414cm" svg:y1="13.319cm" svg:x2="13.192cm" svg:y2="13.319cm">
          <text:p/>
        </draw:line>
        <draw:line draw:style-name="gr6" draw:text-style-name="P3" draw:layer="layout" svg:x1="11.414cm" svg:y1="10.398cm" svg:x2="13.192cm" svg:y2="10.398cm">
          <text:p/>
        </draw:line>
        <draw:line draw:style-name="gr7" draw:text-style-name="P3" draw:layer="layout" svg:x1="9.509cm" svg:y1="5.064cm" svg:x2="9.509cm" svg:y2="4.048cm">
          <text:p/>
        </draw:line>
        <draw:line draw:style-name="gr7" draw:text-style-name="P3" draw:layer="layout" svg:x1="14.589cm" svg:y1="5.064cm" svg:x2="14.589cm" svg:y2="4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cc99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33:56.884967675</meta:creation-date>
    <dc:date>2018-02-26T13:08:20.847923572</dc:date>
    <meta:editing-duration>PT14M3S</meta:editing-duration>
    <meta:editing-cycles>3</meta:editing-cycles>
    <meta:generator>LibreOffice/5.4.2.2$Linux_X86_64 LibreOffice_project/40m0$Build-2</meta:generator>
    <meta:document-statistic meta:object-count="20"/>
  </office:meta>
</office:document-meta>
</file>